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7.557cm" table:align="left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3.431cm"/>
    </style:style>
    <style:style style:name="Tableau1.C" style:family="table-column">
      <style:table-column-properties style:column-width="1.912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7.557cm" table:align="left"/>
    </style:style>
    <style:style style:name="Tableau2.A" style:family="table-column">
      <style:table-column-properties style:column-width="2.214cm"/>
    </style:style>
    <style:style style:name="Tableau2.B" style:family="table-column">
      <style:table-column-properties style:column-width="3.431cm"/>
    </style:style>
    <style:style style:name="Tableau2.C" style:family="table-column">
      <style:table-column-properties style:column-width="1.912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7.557cm" table:align="left"/>
    </style:style>
    <style:style style:name="Tableau3.A" style:family="table-column">
      <style:table-column-properties style:column-width="2.214cm"/>
    </style:style>
    <style:style style:name="Tableau3.B" style:family="table-column">
      <style:table-column-properties style:column-width="3.431cm"/>
    </style:style>
    <style:style style:name="Tableau3.C" style:family="table-column">
      <style:table-column-properties style:column-width="1.912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7.557cm" table:align="left"/>
    </style:style>
    <style:style style:name="Tableau4.A" style:family="table-column">
      <style:table-column-properties style:column-width="2.214cm"/>
    </style:style>
    <style:style style:name="Tableau4.B" style:family="table-column">
      <style:table-column-properties style:column-width="3.431cm"/>
    </style:style>
    <style:style style:name="Tableau4.C" style:family="table-column">
      <style:table-column-properties style:column-width="1.912cm"/>
    </style:style>
    <style:style style:name="Tableau4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cm" fo:margin-bottom="0cm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cm" fo:margin-bottom="0cm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cm" fo:margin-bottom="0cm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6">
      <style:paragraph-properties fo:margin-top="0cm" fo:margin-bottom="0cm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7">
      <style:paragraph-properties fo:margin-top="0cm" fo:margin-bottom="0cm" style:contextual-spacing="false"/>
    </style:style>
    <style:style style:name="P36" style:family="paragraph" style:parent-style-name="Text_20_body" style:list-style-name="L18"/>
    <style:style style:name="P37" style:family="paragraph" style:parent-style-name="Text_20_body" style:list-style-name="L18">
      <style:paragraph-properties fo:margin-top="0cm" fo:margin-bottom="0cm" style:contextual-spacing="false"/>
    </style:style>
    <style:style style:name="P38" style:family="paragraph" style:parent-style-name="Text_20_body" style:list-style-name="L19"/>
    <style:style style:name="P39" style:family="paragraph" style:parent-style-name="Text_20_body" style:list-style-name="L19">
      <style:paragraph-properties fo:margin-top="0cm" fo:margin-bottom="0cm" style:contextual-spacing="false"/>
    </style:style>
    <style:style style:name="P40" style:family="paragraph" style:parent-style-name="Text_20_body" style:list-style-name="L20"/>
    <style:style style:name="P41" style:family="paragraph" style:parent-style-name="Text_20_body" style:list-style-name="L20">
      <style:paragraph-properties fo:margin-top="0cm" fo:margin-bottom="0cm" style:contextual-spacing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éance 19-2 : Tables de routage, interface de sortie, métrique et RIP</text:h>
      <text:h text:style-name="Heading_20_3" text:outline-level="3">Objectif</text:h>
      <text:p text:style-name="Text_20_body">Aujourd’hui, on apprend comment un routeur choisit un chemin grâce à sa table de routage.</text:p>
      <text:h text:style-name="Heading_20_3" text:outline-level="3">À la fin de la séance, je dois savoir :</text:h>
      <text:list text:style-name="L1">
        <text:list-item>
          <text:p text:style-name="P3">dire à quoi sert une table de routage ; </text:p>
        </text:list-item>
        <text:list-item>
          <text:p text:style-name="P3">comprendre les mots destination, interface de sortie et métrique ; </text:p>
        </text:list-item>
        <text:list-item>
          <text:p text:style-name="P3">lire une table simple ; </text:p>
        </text:list-item>
        <text:list-item>
          <text:p text:style-name="P2">comprendre la logique du protocole RIP. </text:p>
        </text:list-item>
      </text:list>
      <text:h text:style-name="Heading_20_1" text:outline-level="1">1. À retenir</text:h>
      <text:h text:style-name="Heading_20_2" text:outline-level="2">La table de routage</text:h>
      <text:p text:style-name="Text_20_body">Une <text:span text:style-name="Strong_20_Emphasis">table de routage</text:span> est un tableau utilisé par un routeur pour savoir où envoyer les paquets.</text:p>
      <text:h text:style-name="Heading_20_2" text:outline-level="2">La destination</text:h>
      <text:p text:style-name="Text_20_body">La <text:span text:style-name="Strong_20_Emphasis">destination</text:span> est le réseau que l’on veut atteindre.</text:p>
      <text:h text:style-name="Heading_20_2" text:outline-level="2">L’interface de sortie</text:h>
      <text:p text:style-name="Text_20_body">L’<text:span text:style-name="Strong_20_Emphasis">interface de sortie</text:span> est l’interface par laquelle le paquet quitte le routeur.</text:p>
      <text:p text:style-name="Text_20_body">Exemples :</text:p>
      <text:list text:style-name="L2">
        <text:list-item>
          <text:p text:style-name="P5"><text:span text:style-name="Source_20_Text">eth0</text:span> </text:p>
        </text:list-item>
        <text:list-item>
          <text:p text:style-name="P5"><text:span text:style-name="Source_20_Text">eth1</text:span> </text:p>
        </text:list-item>
        <text:list-item>
          <text:p text:style-name="P4"><text:span text:style-name="Source_20_Text">eth2</text:span> </text:p>
        </text:list-item>
      </text:list>
      <text:h text:style-name="Heading_20_2" text:outline-level="2">La métrique</text:h>
      <text:p text:style-name="Text_20_body">La <text:span text:style-name="Strong_20_Emphasis">métrique</text:span> est une valeur qui permet de comparer plusieurs chemins.</text:p>
      <text:p text:style-name="Text_20_body">Avec le protocole <text:span text:style-name="Strong_20_Emphasis">RIP</text:span>, la métrique correspond au <text:span text:style-name="Strong_20_Emphasis">nombre de routeurs à traverser</text:span>.</text:p>
      <text:h text:style-name="Heading_20_2" text:outline-level="2">Règle importante avec RIP</text:h>
      <text:p text:style-name="Text_20_body">Avec RIP, on choisit le chemin qui a la <text:span text:style-name="Strong_20_Emphasis">plus petite métrique</text:span>.</text:p>
      <text:h text:style-name="Heading_20_1" text:outline-level="1">2. Méthode</text:h>
      <text:p text:style-name="Text_20_body">Pour lire une table de routage :</text:p>
      <text:list text:style-name="L3">
        <text:list-item>
          <text:p text:style-name="P7"><text:soft-page-break/>je regarde la destination cherchée ; </text:p>
        </text:list-item>
        <text:list-item>
          <text:p text:style-name="P7">je repère les lignes qui correspondent à cette destination ; </text:p>
        </text:list-item>
        <text:list-item>
          <text:p text:style-name="P7">je compare les métriques ; </text:p>
        </text:list-item>
        <text:list-item>
          <text:p text:style-name="P7">je choisis la plus petite ; </text:p>
        </text:list-item>
        <text:list-item>
          <text:p text:style-name="P6">j’en déduis l’interface de sortie. </text:p>
        </text:list-item>
      </text:list>
      <text:h text:style-name="Heading_20_1" text:outline-level="1">3. Exemple guidé</text:h>
      <text:p text:style-name="Text_20_body">On considère la table de routage suivante pour le routeur R1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destination</text:p>
            </table:table-cell>
            <table:table-cell table:style-name="Tableau1.A1" office:value-type="string">
              <text:p text:style-name="Table_20_Heading">interface de sortie</text:p>
            </table:table-cell>
            <table:table-cell table:style-name="Tableau1.A1" office:value-type="string">
              <text:p text:style-name="Table_20_Heading">métrique</text:p>
            </table:table-cell>
          </table:table-row>
        </table:table-header-rows>
        <table:table-row>
          <table:table-cell table:style-name="Tableau1.A1" office:value-type="string">
            <text:p text:style-name="Table_20_Contents">N1</text:p>
          </table:table-cell>
          <table:table-cell table:style-name="Tableau1.A1" office:value-type="string">
            <text:p text:style-name="Table_20_Contents">eth0</text:p>
          </table:table-cell>
          <table:table-cell table:style-name="Tableau1.A1" office:value-type="string">
            <text:p text:style-name="Table_20_Contents">0</text:p>
          </table:table-cell>
        </table:table-row>
        <table:table-row>
          <table:table-cell table:style-name="Tableau1.A1" office:value-type="string">
            <text:p text:style-name="Table_20_Contents">N2</text:p>
          </table:table-cell>
          <table:table-cell table:style-name="Tableau1.A1" office:value-type="string">
            <text:p text:style-name="Table_20_Contents">eth1</text:p>
          </table:table-cell>
          <table:table-cell table:style-name="Tableau1.A1" office:value-type="string">
            <text:p text:style-name="Table_20_Contents">2</text:p>
          </table:table-cell>
        </table:table-row>
        <table:table-row>
          <table:table-cell table:style-name="Tableau1.A1" office:value-type="string">
            <text:p text:style-name="Table_20_Contents">N2</text:p>
          </table:table-cell>
          <table:table-cell table:style-name="Tableau1.A1" office:value-type="string">
            <text:p text:style-name="Table_20_Contents">eth2</text:p>
          </table:table-cell>
          <table:table-cell table:style-name="Tableau1.A1" office:value-type="string">
            <text:p text:style-name="Table_20_Contents">4</text:p>
          </table:table-cell>
        </table:table-row>
        <table:table-row>
          <table:table-cell table:style-name="Tableau1.A1" office:value-type="string">
            <text:p text:style-name="Table_20_Contents">N3</text:p>
          </table:table-cell>
          <table:table-cell table:style-name="Tableau1.A1" office:value-type="string">
            <text:p text:style-name="Table_20_Contents">eth1</text:p>
          </table:table-cell>
          <table:table-cell table:style-name="Tableau1.A1" office:value-type="string">
            <text:p text:style-name="Table_20_Contents">3</text:p>
          </table:table-cell>
        </table:table-row>
        <table:table-row>
          <table:table-cell table:style-name="Tableau1.A1" office:value-type="string">
            <text:p text:style-name="Table_20_Contents">N3</text:p>
          </table:table-cell>
          <table:table-cell table:style-name="Tableau1.A1" office:value-type="string">
            <text:p text:style-name="Table_20_Contents">eth2</text:p>
          </table:table-cell>
          <table:table-cell table:style-name="Tableau1.A1" office:value-type="string">
            <text:p text:style-name="Table_20_Contents">3</text:p>
          </table:table-cell>
        </table:table-row>
        <table:table-row>
          <table:table-cell table:style-name="Tableau1.A1" office:value-type="string">
            <text:p text:style-name="Table_20_Contents">N4</text:p>
          </table:table-cell>
          <table:table-cell table:style-name="Tableau1.A1" office:value-type="string">
            <text:p text:style-name="Table_20_Contents">eth1</text:p>
          </table:table-cell>
          <table:table-cell table:style-name="Tableau1.A1" office:value-type="string">
            <text:p text:style-name="Table_20_Contents">1</text:p>
          </table:table-cell>
        </table:table-row>
        <table:table-row>
          <table:table-cell table:style-name="Tableau1.A1" office:value-type="string">
            <text:p text:style-name="Table_20_Contents">N4</text:p>
          </table:table-cell>
          <table:table-cell table:style-name="Tableau1.A1" office:value-type="string">
            <text:p text:style-name="Table_20_Contents">eth2</text:p>
          </table:table-cell>
          <table:table-cell table:style-name="Tableau1.A1" office:value-type="string">
            <text:p text:style-name="Table_20_Contents">3</text:p>
          </table:table-cell>
        </table:table-row>
      </table:table>
      <text:h text:style-name="Heading_20_3" text:outline-level="3">Questions</text:h>
      <text:list text:style-name="L4">
        <text:list-item>
          <text:p text:style-name="P9">Quelle interface est utilisée pour joindre N4 ?<text:line-break/>.................................................................... </text:p>
        </text:list-item>
        <text:list-item>
          <text:p text:style-name="P9">Pourquoi ?<text:line-break/>.................................................................... </text:p>
        </text:list-item>
        <text:list-item>
          <text:p text:style-name="P9">Quelle interface est utilisée pour joindre N2 ?<text:line-break/>.................................................................... </text:p>
        </text:list-item>
        <text:list-item>
          <text:p text:style-name="P9">Pourquoi ?<text:line-break/>.................................................................... </text:p>
        </text:list-item>
        <text:list-item>
          <text:p text:style-name="P8">Pour joindre N3, y a-t-il une seule meilleure route ?<text:line-break/>.................................................................... </text:p>
        </text:list-item>
      </text:list>
      <text:h text:style-name="Heading_20_1" text:outline-level="1">4. Exercices</text:h>
      <text:h text:style-name="Heading_20_2" text:outline-level="2">Exercice 1</text:h>
      <text:p text:style-name="Text_20_body">Compléter :</text:p>
      <text:list text:style-name="L5">
        <text:list-item>
          <text:p text:style-name="P11">Une table de routage sert à<text:line-break/>.................................................................... </text:p>
        </text:list-item>
        <text:list-item>
          <text:p text:style-name="P11">La destination correspond à<text:line-break/>.................................................................... </text:p>
        </text:list-item>
        <text:list-item>
          <text:p text:style-name="P11">L’interface de sortie correspond à<text:line-break/>.................................................................... </text:p>
        </text:list-item>
        <text:list-item>
          <text:p text:style-name="P10">Avec RIP, la métrique correspond à<text:line-break/>.................................................................... </text:p>
        </text:list-item>
      </text:list>
      <text:h text:style-name="Heading_20_2" text:outline-level="2"><text:soft-page-break/>Exercice 2</text:h>
      <text:p text:style-name="Text_20_body">Dans RIP, si deux routes vers N2 ont les métriques 2 et 5 :</text:p>
      <text:list text:style-name="L6">
        <text:list-item>
          <text:p text:style-name="P13">Quelle route est choisie ?<text:line-break/>.................................................................... </text:p>
        </text:list-item>
        <text:list-item>
          <text:p text:style-name="P12">Pourquoi ?<text:line-break/>.................................................................... </text:p>
        </text:list-item>
      </text:list>
      <text:h text:style-name="Heading_20_2" text:outline-level="2">Exercice 3</text:h>
      <text:p text:style-name="Text_20_body">On considère la table suivante 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Table_20_Heading">destination</text:p>
            </table:table-cell>
            <table:table-cell table:style-name="Tableau2.A1" office:value-type="string">
              <text:p text:style-name="Table_20_Heading">interface de sortie</text:p>
            </table:table-cell>
            <table:table-cell table:style-name="Tableau2.A1" office:value-type="string">
              <text:p text:style-name="Table_20_Heading">métrique</text:p>
            </table:table-cell>
          </table:table-row>
        </table:table-header-rows>
        <table:table-row>
          <table:table-cell table:style-name="Tableau2.A1" office:value-type="string">
            <text:p text:style-name="Table_20_Contents">N1</text:p>
          </table:table-cell>
          <table:table-cell table:style-name="Tableau2.A1" office:value-type="string">
            <text:p text:style-name="Table_20_Contents">eth0</text:p>
          </table:table-cell>
          <table:table-cell table:style-name="Tableau2.A1" office:value-type="string">
            <text:p text:style-name="Table_20_Contents">0</text:p>
          </table:table-cell>
        </table:table-row>
        <table:table-row>
          <table:table-cell table:style-name="Tableau2.A1" office:value-type="string">
            <text:p text:style-name="Table_20_Contents">N2</text:p>
          </table:table-cell>
          <table:table-cell table:style-name="Tableau2.A1" office:value-type="string">
            <text:p text:style-name="Table_20_Contents">eth1</text:p>
          </table:table-cell>
          <table:table-cell table:style-name="Tableau2.A1" office:value-type="string">
            <text:p text:style-name="Table_20_Contents">1</text:p>
          </table:table-cell>
        </table:table-row>
        <table:table-row>
          <table:table-cell table:style-name="Tableau2.A1" office:value-type="string">
            <text:p text:style-name="Table_20_Contents">N2</text:p>
          </table:table-cell>
          <table:table-cell table:style-name="Tableau2.A1" office:value-type="string">
            <text:p text:style-name="Table_20_Contents">eth2</text:p>
          </table:table-cell>
          <table:table-cell table:style-name="Tableau2.A1" office:value-type="string">
            <text:p text:style-name="Table_20_Contents">3</text:p>
          </table:table-cell>
        </table:table-row>
        <table:table-row>
          <table:table-cell table:style-name="Tableau2.A1" office:value-type="string">
            <text:p text:style-name="Table_20_Contents">N3</text:p>
          </table:table-cell>
          <table:table-cell table:style-name="Tableau2.A1" office:value-type="string">
            <text:p text:style-name="Table_20_Contents">eth2</text:p>
          </table:table-cell>
          <table:table-cell table:style-name="Tableau2.A1" office:value-type="string">
            <text:p text:style-name="Table_20_Contents">2</text:p>
          </table:table-cell>
        </table:table-row>
      </table:table>
      <text:list text:style-name="L7">
        <text:list-item>
          <text:p text:style-name="P15">Quelle interface est utilisée pour joindre N2 ?<text:line-break/>.................................................................... </text:p>
        </text:list-item>
        <text:list-item>
          <text:p text:style-name="P15">Quelle interface est utilisée pour joindre N3 ?<text:line-break/>.................................................................... </text:p>
        </text:list-item>
        <text:list-item>
          <text:p text:style-name="P14">Pourquoi le chemin vers N2 par <text:span text:style-name="Source_20_Text">eth2</text:span> n’est-il pas choisi en priorité ?<text:line-break/>.................................................................... </text:p>
        </text:list-item>
      </text:list>
      <text:h text:style-name="Heading_20_1" text:outline-level="1">5. Relier table et schéma</text:h>
      <text:p text:style-name="Text_20_body">On considère le schéma suivant :</text:p>
      <text:section text:style-name="Sect1" text:name="code-block-viewer">
        <text:p text:style-name="P1">N1 -- R1 -- R2 -- N2</text:p>
        <text:p text:style-name="Preformatted_20_Text"><text:s text:c="6"/>\</text:p>
        <text:p text:style-name="Preformatted_20_Text"><text:s text:c="7"/>R3 -- R4 -- N2</text:p>
      </text:section>
      <text:p text:style-name="Text_20_body">On suppose :</text:p>
      <text:list text:style-name="L8">
        <text:list-item>
          <text:p text:style-name="P17">via R2 : métrique 2 </text:p>
        </text:list-item>
        <text:list-item>
          <text:p text:style-name="P16">via R3 puis R4 : métrique 3 </text:p>
        </text:list-item>
      </text:list>
      <text:h text:style-name="Heading_20_3" text:outline-level="3">Questions</text:h>
      <text:list text:style-name="L9">
        <text:list-item>
          <text:p text:style-name="P19">Quel chemin est choisi par RIP ?<text:line-break/>.................................................................... </text:p>
        </text:list-item>
        <text:list-item>
          <text:p text:style-name="P19">Si <text:span text:style-name="Source_20_Text">eth1</text:span> mène vers R2 et <text:span text:style-name="Source_20_Text">eth2</text:span> vers R3, quelle interface R1 utilise-t-il pour joindre N2 ?<text:line-break/>.................................................................... </text:p>
        </text:list-item>
        <text:list-item>
          <text:p text:style-name="P18">Pourquoi ?<text:line-break/>.................................................................... </text:p>
        </text:list-item>
      </text:list>
      <text:h text:style-name="Heading_20_1" text:outline-level="1">6. En cas de panne</text:h>
      <text:p text:style-name="Text_20_body">Supposons maintenant que le chemin passant par R2 ne fonctionne plus.</text:p>
      <text:h text:style-name="Heading_20_3" text:outline-level="3"><text:soft-page-break/>Questions</text:h>
      <text:list text:style-name="L10">
        <text:list-item>
          <text:p text:style-name="P21">Le meilleur chemin initial est-il toujours disponible ?<text:line-break/>.................................................................... </text:p>
        </text:list-item>
        <text:list-item>
          <text:p text:style-name="P21">Que doit faire le routeur ?<text:line-break/>.................................................................... </text:p>
        </text:list-item>
        <text:list-item>
          <text:p text:style-name="P20">La table de routage doit-elle rester identique ?<text:line-break/>.................................................................... </text:p>
        </text:list-item>
      </text:list>
      <text:h text:style-name="Heading_20_1" text:outline-level="1">7. Petit exercice type bac</text:h>
      <text:p text:style-name="Text_20_body">On considère le routeur R1 dont la table de routage est la suivante 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Table_20_Heading">destination</text:p>
            </table:table-cell>
            <table:table-cell table:style-name="Tableau3.A1" office:value-type="string">
              <text:p text:style-name="Table_20_Heading">interface de sortie</text:p>
            </table:table-cell>
            <table:table-cell table:style-name="Tableau3.A1" office:value-type="string">
              <text:p text:style-name="Table_20_Heading">métrique</text:p>
            </table:table-cell>
          </table:table-row>
        </table:table-header-rows>
        <table:table-row>
          <table:table-cell table:style-name="Tableau3.A1" office:value-type="string">
            <text:p text:style-name="Table_20_Contents">N1</text:p>
          </table:table-cell>
          <table:table-cell table:style-name="Tableau3.A1" office:value-type="string">
            <text:p text:style-name="Table_20_Contents">eth0</text:p>
          </table:table-cell>
          <table:table-cell table:style-name="Tableau3.A1" office:value-type="string">
            <text:p text:style-name="Table_20_Contents">0</text:p>
          </table:table-cell>
        </table:table-row>
        <table:table-row>
          <table:table-cell table:style-name="Tableau3.A1" office:value-type="string">
            <text:p text:style-name="Table_20_Contents">N2</text:p>
          </table:table-cell>
          <table:table-cell table:style-name="Tableau3.A1" office:value-type="string">
            <text:p text:style-name="Table_20_Contents">eth1</text:p>
          </table:table-cell>
          <table:table-cell table:style-name="Tableau3.A1" office:value-type="string">
            <text:p text:style-name="Table_20_Contents">2</text:p>
          </table:table-cell>
        </table:table-row>
        <table:table-row>
          <table:table-cell table:style-name="Tableau3.A1" office:value-type="string">
            <text:p text:style-name="Table_20_Contents">N2</text:p>
          </table:table-cell>
          <table:table-cell table:style-name="Tableau3.A1" office:value-type="string">
            <text:p text:style-name="Table_20_Contents">eth2</text:p>
          </table:table-cell>
          <table:table-cell table:style-name="Tableau3.A1" office:value-type="string">
            <text:p text:style-name="Table_20_Contents">4</text:p>
          </table:table-cell>
        </table:table-row>
        <table:table-row>
          <table:table-cell table:style-name="Tableau3.A1" office:value-type="string">
            <text:p text:style-name="Table_20_Contents">N3</text:p>
          </table:table-cell>
          <table:table-cell table:style-name="Tableau3.A1" office:value-type="string">
            <text:p text:style-name="Table_20_Contents">eth1</text:p>
          </table:table-cell>
          <table:table-cell table:style-name="Tableau3.A1" office:value-type="string">
            <text:p text:style-name="Table_20_Contents">3</text:p>
          </table:table-cell>
        </table:table-row>
        <table:table-row>
          <table:table-cell table:style-name="Tableau3.A1" office:value-type="string">
            <text:p text:style-name="Table_20_Contents">N3</text:p>
          </table:table-cell>
          <table:table-cell table:style-name="Tableau3.A1" office:value-type="string">
            <text:p text:style-name="Table_20_Contents">eth2</text:p>
          </table:table-cell>
          <table:table-cell table:style-name="Tableau3.A1" office:value-type="string">
            <text:p text:style-name="Table_20_Contents">3</text:p>
          </table:table-cell>
        </table:table-row>
        <table:table-row>
          <table:table-cell table:style-name="Tableau3.A1" office:value-type="string">
            <text:p text:style-name="Table_20_Contents">N4</text:p>
          </table:table-cell>
          <table:table-cell table:style-name="Tableau3.A1" office:value-type="string">
            <text:p text:style-name="Table_20_Contents">eth1</text:p>
          </table:table-cell>
          <table:table-cell table:style-name="Tableau3.A1" office:value-type="string">
            <text:p text:style-name="Table_20_Contents">1</text:p>
          </table:table-cell>
        </table:table-row>
        <table:table-row>
          <table:table-cell table:style-name="Tableau3.A1" office:value-type="string">
            <text:p text:style-name="Table_20_Contents">N4</text:p>
          </table:table-cell>
          <table:table-cell table:style-name="Tableau3.A1" office:value-type="string">
            <text:p text:style-name="Table_20_Contents">eth2</text:p>
          </table:table-cell>
          <table:table-cell table:style-name="Tableau3.A1" office:value-type="string">
            <text:p text:style-name="Table_20_Contents">3</text:p>
          </table:table-cell>
        </table:table-row>
      </table:table>
      <text:h text:style-name="Heading_20_3" text:outline-level="3">Questions</text:h>
      <text:list text:style-name="L11">
        <text:list-item>
          <text:p text:style-name="P23">Dans cette table, que signifie la colonne “destination” ?<text:line-break/>.................................................................... </text:p>
        </text:list-item>
        <text:list-item>
          <text:p text:style-name="P23">Que signifie la colonne “interface de sortie” ?<text:line-break/>.................................................................... </text:p>
        </text:list-item>
        <text:list-item>
          <text:p text:style-name="P23">Que signifie la colonne “métrique” dans le protocole RIP ?<text:line-break/>.................................................................... </text:p>
        </text:list-item>
        <text:list-item>
          <text:p text:style-name="P23">Quelle interface R1 utilise-t-il pour joindre N4 ?<text:line-break/>.................................................................... </text:p>
        </text:list-item>
        <text:list-item>
          <text:p text:style-name="P23">Quelle interface R1 utilise-t-il pour joindre N2 ?<text:line-break/>.................................................................... </text:p>
        </text:list-item>
        <text:list-item>
          <text:p text:style-name="P23">Pourquoi ce choix est-il fait ?<text:line-break/>.................................................................... </text:p>
        </text:list-item>
        <text:list-item>
          <text:p text:style-name="P22">Si le chemin passant par <text:span text:style-name="Source_20_Text">eth1</text:span> vers N2 devient indisponible, quelle autre route peut être utilisée ?<text:line-break/>.................................................................... </text:p>
        </text:list-item>
      </text:list>
      <text:h text:style-name="Heading_20_1" text:outline-level="1">8. Vrai ou faux ?</text:h>
      <text:h text:style-name="Heading_20_2" text:outline-level="2">a)</text:h>
      <text:p text:style-name="Text_20_body">La destination indique le réseau à atteindre.<text:line-break/><text:span text:style-name="Strong_20_Emphasis">Vrai / Faux</text:span></text:p>
      <text:h text:style-name="Heading_20_2" text:outline-level="2"><text:soft-page-break/>b)</text:h>
      <text:p text:style-name="Text_20_body">L’interface de sortie indique par où le paquet quitte le routeur.<text:line-break/><text:span text:style-name="Strong_20_Emphasis">Vrai / Faux</text:span></text:p>
      <text:h text:style-name="Heading_20_2" text:outline-level="2">c)</text:h>
      <text:p text:style-name="Text_20_body">Avec RIP, on choisit le chemin ayant la plus grande métrique.<text:line-break/><text:span text:style-name="Strong_20_Emphasis">Vrai / Faux</text:span></text:p>
      <text:h text:style-name="Heading_20_2" text:outline-level="2">d)</text:h>
      <text:p text:style-name="Text_20_body">Dans RIP, la métrique correspond au nombre de routeurs traversés.<text:line-break/><text:span text:style-name="Strong_20_Emphasis">Vrai / Faux</text:span></text:p>
      <text:h text:style-name="Heading_20_2" text:outline-level="2">e)</text:h>
      <text:p text:style-name="Text_20_body">En cas de panne, le routeur peut devoir utiliser un autre chemin.<text:line-break/><text:span text:style-name="Strong_20_Emphasis">Vrai / Faux</text:span></text:p>
      <text:h text:style-name="Heading_20_1" text:outline-level="1">9. Bilan</text:h>
      <text:p text:style-name="Text_20_body">Compléter les phrases :</text:p>
      <text:list text:style-name="L12">
        <text:list-item>
          <text:p text:style-name="P25">Une table de routage sert à<text:line-break/>.................................................................... </text:p>
        </text:list-item>
        <text:list-item>
          <text:p text:style-name="P25">La destination correspond à<text:line-break/>.................................................................... </text:p>
        </text:list-item>
        <text:list-item>
          <text:p text:style-name="P25">L’interface de sortie correspond à<text:line-break/>.................................................................... </text:p>
        </text:list-item>
        <text:list-item>
          <text:p text:style-name="P25">Avec RIP, la métrique correspond à<text:line-break/>.................................................................... </text:p>
        </text:list-item>
        <text:list-item>
          <text:p text:style-name="P24">Le meilleur chemin est celui qui<text:line-break/>.................................................................... </text:p>
        </text:list-item>
      </text:list>
      <text:h text:style-name="Heading_20_1" text:outline-level="1">CORRECTION</text:h>
      <text:h text:style-name="Heading_20_2" text:outline-level="2">Exemple guidé</text:h>
      <text:list text:style-name="L13">
        <text:list-item>
          <text:p text:style-name="P27"><text:span text:style-name="Source_20_Text">eth1</text:span> </text:p>
        </text:list-item>
        <text:list-item>
          <text:p text:style-name="P27">Parce que la métrique 1 est plus petite que 3 </text:p>
        </text:list-item>
        <text:list-item>
          <text:p text:style-name="P27"><text:span text:style-name="Source_20_Text">eth1</text:span> </text:p>
        </text:list-item>
        <text:list-item>
          <text:p text:style-name="P27">Parce que 2 est plus petit que 4 </text:p>
        </text:list-item>
        <text:list-item>
          <text:p text:style-name="P26">Non, les deux métriques sont égales </text:p>
        </text:list-item>
      </text:list>
      <text:h text:style-name="Heading_20_2" text:outline-level="2"><text:soft-page-break/>Exercice 1</text:h>
      <text:list text:style-name="L14">
        <text:list-item>
          <text:p text:style-name="P29">choisir où envoyer les paquets </text:p>
        </text:list-item>
        <text:list-item>
          <text:p text:style-name="P29">un réseau à atteindre </text:p>
        </text:list-item>
        <text:list-item>
          <text:p text:style-name="P29">l’interface par laquelle le paquet quitte le routeur </text:p>
        </text:list-item>
        <text:list-item>
          <text:p text:style-name="P28">le nombre de routeurs à traverser </text:p>
        </text:list-item>
      </text:list>
      <text:h text:style-name="Heading_20_2" text:outline-level="2">Exercice 2</text:h>
      <text:list text:style-name="L15">
        <text:list-item>
          <text:p text:style-name="P31">la route de métrique 2 </text:p>
        </text:list-item>
        <text:list-item>
          <text:p text:style-name="P30">parce qu’avec RIP on choisit la plus petite métrique </text:p>
        </text:list-item>
      </text:list>
      <text:h text:style-name="Heading_20_2" text:outline-level="2">Exercice 3</text:h>
      <text:list text:style-name="L16">
        <text:list-item>
          <text:p text:style-name="P33"><text:span text:style-name="Source_20_Text">eth1</text:span> </text:p>
        </text:list-item>
        <text:list-item>
          <text:p text:style-name="P33"><text:span text:style-name="Source_20_Text">eth2</text:span> </text:p>
        </text:list-item>
        <text:list-item>
          <text:p text:style-name="P32">parce que sa métrique est plus grande </text:p>
        </text:list-item>
      </text:list>
      <text:h text:style-name="Heading_20_2" text:outline-level="2">Relier table et schéma</text:h>
      <text:list text:style-name="L17">
        <text:list-item>
          <text:p text:style-name="P35">le chemin via R2 </text:p>
        </text:list-item>
        <text:list-item>
          <text:p text:style-name="P35"><text:span text:style-name="Source_20_Text">eth1</text:span> </text:p>
        </text:list-item>
        <text:list-item>
          <text:p text:style-name="P34">parce que la métrique 2 est plus petite que 3 </text:p>
        </text:list-item>
      </text:list>
      <text:h text:style-name="Heading_20_2" text:outline-level="2">En cas de panne</text:h>
      <text:list text:style-name="L18">
        <text:list-item>
          <text:p text:style-name="P37">Non </text:p>
        </text:list-item>
        <text:list-item>
          <text:p text:style-name="P37">utiliser un autre chemin disponible </text:p>
        </text:list-item>
        <text:list-item>
          <text:p text:style-name="P36">Non, elle doit être mise à jour </text:p>
        </text:list-item>
      </text:list>
      <text:h text:style-name="Heading_20_2" text:outline-level="2">Petit exercice type bac</text:h>
      <text:list text:style-name="L19">
        <text:list-item>
          <text:p text:style-name="P39">Elle indique le réseau à atteindre </text:p>
        </text:list-item>
        <text:list-item>
          <text:p text:style-name="P39">Elle indique par où le paquet doit sortir </text:p>
        </text:list-item>
        <text:list-item>
          <text:p text:style-name="P39">Elle indique le nombre de routeurs à traverser </text:p>
        </text:list-item>
        <text:list-item>
          <text:p text:style-name="P39"><text:span text:style-name="Source_20_Text">eth1</text:span> </text:p>
        </text:list-item>
        <text:list-item>
          <text:p text:style-name="P39"><text:span text:style-name="Source_20_Text">eth1</text:span> </text:p>
        </text:list-item>
        <text:list-item>
          <text:p text:style-name="P39">Parce que la métrique 2 est plus petite que 4 </text:p>
        </text:list-item>
        <text:list-item>
          <text:p text:style-name="P38">la route passant par <text:span text:style-name="Source_20_Text">eth2</text:span> </text:p>
        </text:list-item>
      </text:list>
      <text:h text:style-name="Heading_20_2" text:outline-level="2">Vrai ou faux</text:h>
      <text:p text:style-name="Text_20_body">a) <text:span text:style-name="Strong_20_Emphasis">Vrai</text:span><text:line-break/>b) <text:span text:style-name="Strong_20_Emphasis">Vrai</text:span><text:line-break/>c) <text:span text:style-name="Strong_20_Emphasis">Faux</text:span><text:line-break/>d) <text:span text:style-name="Strong_20_Emphasis">Vrai</text:span><text:line-break/>e) <text:span text:style-name="Strong_20_Emphasis">Vrai</text:span></text:p>
      <text:h text:style-name="Heading_20_2" text:outline-level="2"><text:soft-page-break/>Bilan possible</text:h>
      <text:list text:style-name="L20">
        <text:list-item>
          <text:p text:style-name="P41">choisir où envoyer les paquets </text:p>
        </text:list-item>
        <text:list-item>
          <text:p text:style-name="P41">un réseau à atteindre </text:p>
        </text:list-item>
        <text:list-item>
          <text:p text:style-name="P41">la sortie utilisée par le paquet </text:p>
        </text:list-item>
        <text:list-item>
          <text:p text:style-name="P41">le nombre de routeurs à traverser </text:p>
        </text:list-item>
        <text:list-item>
          <text:p text:style-name="P40">a la plus petite métrique </text:p>
        </text:list-item>
      </text:list>
      <text:h text:style-name="Heading_20_1" text:outline-level="1">Mini devoir maison</text:h>
      <text:h text:style-name="Heading_20_2" text:outline-level="2">Exercice 1</text:h>
      <text:p text:style-name="Text_20_body">Expliquer en une phrase à quoi sert une table de routage.<text:line-break/>....................................................................<text:line-break/>....................................................................</text:p>
      <text:h text:style-name="Heading_20_2" text:outline-level="2">Exercice 2</text:h>
      <text:p text:style-name="Text_20_body">Dans RIP, pourquoi la route de métrique 2 est-elle préférée à celle de métrique 5 ?<text:line-break/>....................................................................<text:line-break/>....................................................................</text:p>
      <text:h text:style-name="Heading_20_2" text:outline-level="2">Exercice 3</text:h>
      <text:p text:style-name="Text_20_body">On considère la table suivant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Table_20_Heading">destination</text:p>
            </table:table-cell>
            <table:table-cell table:style-name="Tableau4.A1" office:value-type="string">
              <text:p text:style-name="Table_20_Heading">interface de sortie</text:p>
            </table:table-cell>
            <table:table-cell table:style-name="Tableau4.A1" office:value-type="string">
              <text:p text:style-name="Table_20_Heading">métrique</text:p>
            </table:table-cell>
          </table:table-row>
        </table:table-header-rows>
        <table:table-row>
          <table:table-cell table:style-name="Tableau4.A1" office:value-type="string">
            <text:p text:style-name="Table_20_Contents">N2</text:p>
          </table:table-cell>
          <table:table-cell table:style-name="Tableau4.A1" office:value-type="string">
            <text:p text:style-name="Table_20_Contents">eth1</text:p>
          </table:table-cell>
          <table:table-cell table:style-name="Tableau4.A1" office:value-type="string">
            <text:p text:style-name="Table_20_Contents">3</text:p>
          </table:table-cell>
        </table:table-row>
        <table:table-row>
          <table:table-cell table:style-name="Tableau4.A1" office:value-type="string">
            <text:p text:style-name="Table_20_Contents">N2</text:p>
          </table:table-cell>
          <table:table-cell table:style-name="Tableau4.A1" office:value-type="string">
            <text:p text:style-name="Table_20_Contents">eth2</text:p>
          </table:table-cell>
          <table:table-cell table:style-name="Tableau4.A1" office:value-type="string">
            <text:p text:style-name="Table_20_Contents">1</text:p>
          </table:table-cell>
        </table:table-row>
      </table:table>
      <text:p text:style-name="Text_20_body">Quelle interface est choisie pour joindre N2 ? Expliquer.<text:line-break/>....................................................................<text:line-break/>.................................................................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5:27:29.519425153</meta:creation-date>
    <dc:date>2026-04-09T15:28:54.011205754</dc:date>
    <meta:editing-duration>PT1M25S</meta:editing-duration>
    <meta:editing-cycles>1</meta:editing-cycles>
    <meta:document-statistic meta:table-count="4" meta:image-count="0" meta:object-count="0" meta:page-count="7" meta:paragraph-count="224" meta:word-count="1087" meta:character-count="7915" meta:non-whitespace-character-count="7039"/>
    <meta:generator>LibreOffice/24.2.7.2$Linux_X86_64 LibreOffice_project/420$Build-2</meta:generator>
  </office:meta>
</office:document-meta>
</file>